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Wolf Steppacher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The seat in the house of prayer is vacant; the hand which/ gave a friendly pressure lies motionless; the lips <text:span text:style-name="T2">which</text:span><text:span text:style-name="T3"> that/ spoke kindly are sealed in death. <text:s/>My feelings have been/ wrought up by this sudden </text:span><text:span text:style-name="T2">decease</text:span><text:span text:style-name="T3"> departure; my sympathies are/ deeply stirred; yet, I must hold back the sentiments which/ would force out laments. <text:s/>One thought alone shall rule my/ speech, the thought that the family of Wolf Steppacher have/ cause for comfort in their sore bereavement. <text:s/>The Israelite, the/ husband, the father, lives and will continue to live in </text:span><text:span text:style-name="T2">among</text:span><text:span text:style-name="T3"> the com-/-munity of his brethren, in whose midst he dwelt and acted./ <text:s/>I shall not venture upon a comparison which might justly/ be deemed overdrawn even </text:span><text:span text:style-name="T2">may, even</text:span><text:span text:style-name="T3"> unbecoming but as I </text:span><text:span text:style-name="T2">but in</text:span><text:span text:style-name="T3"> bring</text:span><text:span text:style-name="T2">ing</text:span><text:span text:style-name="T3"> back to mind the/ closing portion </text:span><text:span text:style-name="T2">of</text:span><text:span text:style-name="T3"> in the book of Genesis read last Sabbath,/ I instinctively recall</text:span><text:span text:style-name="T2">ed</text:span><text:span text:style-name="T3"> the allegorical teaching of an olden/ sage of </text:span><text:span text:style-name="T2">Israel</text:span><text:span text:style-name="T3"> our people. <text:s/>He declared that Jacob, the father of/ the chosen tribes, did not die, and still the description of/ his having passed away, of his having been prepared for/ burial; the description of the lamentations uttered by the survivors, and/ of the seven days of mourning kept, is given in detail in the same/ portion of the first holy volume. <text:s/>Can it then/ be </text:span><text:span text:style-name="T2">said</text:span><text:span text:style-name="T3"> true that </text:span><text:span text:style-name="T2">Jacob</text:span><text:span text:style-name="T3"> the patriarch did not share the fate of all other/ mortals? <text:s/>No: if in his demise nothing </text:span><text:span text:style-name="T2">was</text:span><text:span text:style-name="T3"> had been left/</text:span></text:p>
      <text:p text:style-name="P3"><text:span text:style-name="T3"/></text:p>
      <text:p text:style-name="P3"><text:span text:style-name="T3">[Page 2]</text:span></text:p>
      <text:p text:style-name="P3"><text:span text:style-name="T3">save the embalmed flesh, bones and sinews powerless, &amp; senseless, then/ the patriarch was dead, stone dead, but he did leave/ behind the elements of a deathless existence: </text:span><text:span text:style-name="T2">even</text:span><text:span text:style-name="T3">/ </text:span><text:span text:style-name="T2">upon earth,</text:span><text:span text:style-name="T3"> his progeny kept him alive on earth by/ eternizing the faith which had sustained their father./ <text:s/>How touching the legend </text:span><text:soft-page-break/><text:span text:style-name="T2">connected with</text:span><text:span text:style-name="T3"> relating to the parting/ of Jacob with his children! <text:s/>A thought disturbs/ the parent in his last hour. <text:s/>Perhaps his offspring/ are not of the same mind in the belief of the/ Unity; perchance the association of gentilism has/ shaken </text:span><text:span text:style-name="T2">them in</text:span><text:span text:style-name="T3"> their attachment to their creed. <text:s/>But he is soon/ reassured. <text:s/>With singleness of heart, his sons exclaim/ "Hear O Israel, the Lord is our God, the Lord is One"/ and the expiring sire </text:span><text:span text:style-name="T2">said</text:span><text:span text:style-name="T3"> joyfully adds: "Blessed be the name of/ His glorious Kingdom for ever and ever."/ </text:span></text:p>
      <text:p text:style-name="P3"><text:span text:style-name="T3">Now I shall not commit the impropriety of likening/ my deceased coreligionist Wolf Steppacher to the sainted pa-/-triarch, whose departure from this world is/ graphically pictured in the section of last Saturday,/ but I am justified, so I do hope, I am justified/ in declaring that while his spirit will exist imparadised/ in a higher sphere, his three sons will not suffer/</text:span></text:p>
      <text:p text:style-name="P3"><text:span text:style-name="T3"/></text:p>
      <text:p text:style-name="P3"><text:span text:style-name="T3">[Page 3]</text:span></text:p>
      <text:p text:style-name="P3"><text:span text:style-name="T3">his memory to die from among the community of/ Israel in the city of Philadelphia. <text:s/>Judged by/ the Mosaic standard, the </text:span><text:span text:style-name="T2">deceased</text:span><text:span text:style-name="T3"> departed was not irre-/-proachable--and who can boast </text:span><text:span text:style-name="T2">so to me?--, but</text:span><text:span text:style-name="T3"> of being spotlessly pious, still he/ rejoiced because those who have issued from him, stand firm/ in the ancestral belief. <text:s/>One month ago, I/ visited this house, now overspread with the gloom/ of affliction. <text:s/>Gladness shed its light therein/ upon that day, and </text:span><text:span text:style-name="T2">that now</text:span><text:span text:style-name="T3"> he who lies enshrouded/ in this coffin, felt happy because his young-/-est son had attained his religious majority./ <text:s/>He spoke of his children in the fulness of right-/-eous anticipations. <text:s/>He was sustained by the con-/-viction that they would not degenerate, and cast their/ lots among strangers to the belief for whose pre-/-servation our predecessors suffered untold trials./ <text:s/>And I rejoiced with him. <text:s/>The Israelite the tender father/ has gone, the affectionate husband </text:span><text:span text:style-name="T2">had to res-</text:span><text:span text:style-name="T3"> received/ </text:span><text:span text:style-name="T2">-pond to</text:span><text:span text:style-name="T3"> the summons which transferred him/ above, but </text:span><text:span text:style-name="T2">could</text:span><text:span text:style-name="T3"> I become the interpreter of his/ sentiments when I </text:span><text:span text:style-name="T2">would</text:span><text:span text:style-name="T3"> say: </text:span><text:span text:style-name="T2">in his language</text:span><text:span text:style-name="T3"> Sons of Wolf Steppacher,/ a sad but sacred task has </text:span><text:span text:style-name="T2">this melancholy event</text:span><text:span text:style-name="T3">/</text:span></text:p>
      <text:p text:style-name="P3"><text:span text:style-name="T3"/></text:p>
      <text:p text:style-name="P3"><text:span text:style-name="T3">[Page 4]</text:span></text:p>
      <text:p text:style-name="P3"><text:span text:style-name="T3">imposed upon you by this melancholy event. <text:s/>Your widowed mother must/ partly find in you the arm on which she leaned for support./ <text:s/>You are bound by the laws of God, and the dictates of </text:span><text:span text:style-name="T2">hu-</text:span><text:span text:style-name="T3"> nature/ </text:span><text:span text:style-name="T2">-manity</text:span><text:span text:style-name="T3"> to exercise profound devotion that the sorrow/ under which she bends may be relieved, but you owe/ it also to your father's memory to show everlasting/ fidelity to the religion which acknowledges God as the/ sole Creator, the Lawgiver and saviour of mankind. <text:s/>Vow/ at this solemn hour eternal allegiance to the faith/ of Jacob, promise to resist the allurements which/ beset the path of our youths, as they proceed/ in the career of manhood, and you will have/ </text:span><text:span text:style-name="T2">given</text:span><text:span text:style-name="T3"> secured for the Israelite, who delighted in being called your/ father, a name which will never die in the commu-/-nity of our people. <text:s/>Give the lie to the charge that/ American Jews desert their ranks with facility, to/ </text:span><text:span text:style-name="T2">enter</text:span><text:span text:style-name="T3"> array themselves against the defenders of Monotheism,/ for the sake of gaining popularity. <text:s/>Be true to your/ ancestry, and let this very trial, so severe, and/ so grievous, purify your hearts sevenfold, and make/ you worthy children of a father immutably/ attached to the religion of Israel. <text:s/>(Here follows a prayer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11:54:19.33</meta:creation-date>
    <meta:document-statistic meta:table-count="0" meta:image-count="0" meta:object-count="0" meta:page-count="3" meta:paragraph-count="70" meta:word-count="1022" meta:character-count="6323"/>
    <dc:date>2012-10-24T12:12:12.93</dc:date>
    <meta:editing-duration>PT1M13S</meta:editing-duration>
    <meta:editing-cycles>1</meta:editing-cycles>
    <meta:generator>OpenOffice.org/3.4.1$Win32 OpenOffice.org_project/341m1$Build-9593</meta:generator>
  </office:meta>
</office:document-meta>
</file>